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6.013cm" svg:height="9.004cm" svg:x="0.028cm" svg:y="4.622cm">
            <draw:object draw:notify-on-update-of-ranges="Foglio1.A1:Foglio1.A1 Foglio1.B1:Foglio1.B1 Foglio1.A2:Foglio1.A2 Foglio1.B2:Foglio1.B2 Foglio1.A3:Foglio1.A3 Foglio1.B3:Foglio1.B3 Foglio1.A4:Foglio1.A4 Foglio1.B4:Foglio1.B4 Foglio1.A5:Foglio1.A5 Foglio1.B5:Foglio1.B5 Foglio1.A6:Foglio1.A6 Foglio1.B6:Foglio1.B6 Foglio1.A7:Foglio1.A7 Foglio1.B7:Foglio1.B7 Foglio1.A8:Foglio1.A8 Foglio1.B8:Foglio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tinente</text:p>
          </table:table-cell>
          <table:table-cell office:value-type="string" calcext:value-type="string">
            <text:p>Area(1000Kmq)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10368" calcext:value-type="float">
            <text:p>1036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45078" calcext:value-type="float">
            <text:p>4507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float" office:value="30209" calcext:value-type="float">
            <text:p>30209</text:p>
          </table:table-cell>
        </table:table-row>
        <table:table-row table:style-name="ro1">
          <table:table-cell office:value-type="string" calcext:value-type="string">
            <text:p>America sett. E centrale</text:p>
          </table:table-cell>
          <table:table-cell office:value-type="float" office:value="24203" calcext:value-type="float">
            <text:p>24203</text:p>
          </table:table-cell>
        </table:table-row>
        <table:table-row table:style-name="ro1">
          <table:table-cell office:value-type="string" calcext:value-type="string">
            <text:p>America merid.</text:p>
          </table:table-cell>
          <table:table-cell office:value-type="float" office:value="17855" calcext:value-type="float">
            <text:p>17855</text:p>
          </table:table-cell>
        </table:table-row>
        <table:table-row table:style-name="ro1">
          <table:table-cell office:value-type="string" calcext:value-type="string">
            <text:p>Oceania</text:p>
          </table:table-cell>
          <table:table-cell office:value-type="float" office:value="8522" calcext:value-type="float">
            <text:p>8522</text:p>
          </table:table-cell>
        </table:table-row>
        <table:table-row table:style-name="ro1">
          <table:table-cell office:value-type="string" calcext:value-type="string">
            <text:p>Antartide</text:p>
          </table:table-cell>
          <table:table-cell office:value-type="float" office:value="14108" calcext:value-type="float">
            <text:p>14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7:54:52.070645744</meta:creation-date>
    <meta:generator>LibreOffice/7.1.0.3$Linux_X86_64 LibreOffice_project/10$Build-3</meta:generator>
    <dc:date>2021-02-08T17:58:34.565667416</dc:date>
    <meta:editing-duration>PT3M42S</meta:editing-duration>
    <meta:editing-cycles>4</meta:editing-cycles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bar" chart:style-name="ch1">
        <chart:legend chart:legend-position="end" svg:x="11.528cm" svg:y="2.709cm" style:legend-expansion="high" chart:style-name="ch2"/>
        <chart:plot-area chart:style-name="ch3" table:cell-range-address="Foglio1.A1:Foglio1.B8" chart:data-source-has-labels="both" svg:x="0.32cm" svg:y="0.18cm" svg:width="10.888cm" svg:height="8.645cm">
          <chart:coordinate-region svg:x="1.497cm" svg:y="0.379cm" svg:width="9.711cm" svg:height="7.799cm"/>
          <chart:axis chart:dimension="x" chart:name="primary-x" chart:style-name="ch4" chartooo:axis-type="auto">
            <chartooo:date-scale/>
            <chart:categories table:cell-range-address="Foglio1.B1:Foglio1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:Foglio1.B2" chart:label-cell-address="Foglio1.A2:Foglio1.A2" chart:class="chart:bar">
            <chart:data-point/>
          </chart:series>
          <chart:series chart:style-name="ch8" chart:values-cell-range-address="Foglio1.B3:Foglio1.B3" chart:label-cell-address="Foglio1.A3:Foglio1.A3" chart:class="chart:bar">
            <chart:data-point/>
          </chart:series>
          <chart:series chart:style-name="ch9" chart:values-cell-range-address="Foglio1.B4:Foglio1.B4" chart:label-cell-address="Foglio1.A4:Foglio1.A4" chart:class="chart:bar">
            <chart:data-point/>
          </chart:series>
          <chart:series chart:style-name="ch10" chart:values-cell-range-address="Foglio1.B5:Foglio1.B5" chart:label-cell-address="Foglio1.A5:Foglio1.A5" chart:class="chart:bar">
            <chart:data-point/>
          </chart:series>
          <chart:series chart:style-name="ch11" chart:values-cell-range-address="Foglio1.B6:Foglio1.B6" chart:label-cell-address="Foglio1.A6:Foglio1.A6" chart:class="chart:bar">
            <chart:data-point/>
          </chart:series>
          <chart:series chart:style-name="ch12" chart:values-cell-range-address="Foglio1.B7:Foglio1.B7" chart:label-cell-address="Foglio1.A7:Foglio1.A7" chart:class="chart:bar">
            <chart:data-point/>
          </chart:series>
          <chart:series chart:style-name="ch13" chart:values-cell-range-address="Foglio1.B8:Foglio1.B8" chart:label-cell-address="Foglio1.A8:Foglio1.A8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ea(1000Kmq)</text:p>
                <draw:g>
                  <svg:desc>Foglio1.B1:Foglio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ropa</text:p>
                <draw:g>
                  <svg:desc>Foglio1.A2:Foglio1.A2</svg:desc>
                </draw:g>
              </table:table-cell>
              <table:table-cell office:value-type="float" office:value="10368">
                <text:p>10368</text:p>
                <draw:g>
                  <svg:desc>Foglio1.B2:Foglio1.B2</svg:desc>
                </draw:g>
              </table:table-cell>
            </table:table-row>
            <table:table-row>
              <table:table-cell office:value-type="string">
                <text:p>Asia</text:p>
                <draw:g>
                  <svg:desc>Foglio1.A3:Foglio1.A3</svg:desc>
                </draw:g>
              </table:table-cell>
              <table:table-cell office:value-type="float" office:value="45078">
                <text:p>45078</text:p>
                <draw:g>
                  <svg:desc>Foglio1.B3:Foglio1.B3</svg:desc>
                </draw:g>
              </table:table-cell>
            </table:table-row>
            <table:table-row>
              <table:table-cell office:value-type="string">
                <text:p>Africa</text:p>
                <draw:g>
                  <svg:desc>Foglio1.A4:Foglio1.A4</svg:desc>
                </draw:g>
              </table:table-cell>
              <table:table-cell office:value-type="float" office:value="30209">
                <text:p>30209</text:p>
                <draw:g>
                  <svg:desc>Foglio1.B4:Foglio1.B4</svg:desc>
                </draw:g>
              </table:table-cell>
            </table:table-row>
            <table:table-row>
              <table:table-cell office:value-type="string">
                <text:p>America sett. E centrale</text:p>
                <draw:g>
                  <svg:desc>Foglio1.A5:Foglio1.A5</svg:desc>
                </draw:g>
              </table:table-cell>
              <table:table-cell office:value-type="float" office:value="24203">
                <text:p>24203</text:p>
                <draw:g>
                  <svg:desc>Foglio1.B5:Foglio1.B5</svg:desc>
                </draw:g>
              </table:table-cell>
            </table:table-row>
            <table:table-row>
              <table:table-cell office:value-type="string">
                <text:p>America merid.</text:p>
                <draw:g>
                  <svg:desc>Foglio1.A6:Foglio1.A6</svg:desc>
                </draw:g>
              </table:table-cell>
              <table:table-cell office:value-type="float" office:value="17855">
                <text:p>17855</text:p>
                <draw:g>
                  <svg:desc>Foglio1.B6:Foglio1.B6</svg:desc>
                </draw:g>
              </table:table-cell>
            </table:table-row>
            <table:table-row>
              <table:table-cell office:value-type="string">
                <text:p>Oceania</text:p>
                <draw:g>
                  <svg:desc>Foglio1.A7:Foglio1.A7</svg:desc>
                </draw:g>
              </table:table-cell>
              <table:table-cell office:value-type="float" office:value="8522">
                <text:p>8522</text:p>
                <draw:g>
                  <svg:desc>Foglio1.B7:Foglio1.B7</svg:desc>
                </draw:g>
              </table:table-cell>
            </table:table-row>
            <table:table-row>
              <table:table-cell office:value-type="string">
                <text:p>Antartide</text:p>
                <draw:g>
                  <svg:desc>Foglio1.A8:Foglio1.A8</svg:desc>
                </draw:g>
              </table:table-cell>
              <table:table-cell office:value-type="float" office:value="14108">
                <text:p>14108</text:p>
                <draw:g>
                  <svg:desc>Foglio1.B8:Foglio1.B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